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63c8" officeooo:paragraph-rsid="001363c8"/>
    </style:style>
    <style:style style:name="P2" style:family="paragraph" style:parent-style-name="Standard">
      <style:text-properties officeooo:rsid="001363c8" officeooo:paragraph-rsid="001363c8"/>
    </style:style>
    <style:style style:name="P3" style:family="paragraph" style:parent-style-name="Standard">
      <style:text-properties officeooo:rsid="0021af63" officeooo:paragraph-rsid="0021af63"/>
    </style:style>
    <style:style style:name="P4" style:family="paragraph" style:parent-style-name="Standard">
      <style:text-properties officeooo:rsid="00277359" officeooo:paragraph-rsid="00277359"/>
    </style:style>
    <style:style style:name="P5" style:family="paragraph" style:parent-style-name="Standard">
      <style:text-properties officeooo:rsid="002ab429" officeooo:paragraph-rsid="002ab429"/>
    </style:style>
    <style:style style:name="P6" style:family="paragraph" style:parent-style-name="Standard">
      <style:text-properties officeooo:rsid="002f9e44" officeooo:paragraph-rsid="002f9e44"/>
    </style:style>
    <style:style style:name="P7" style:family="paragraph" style:parent-style-name="Standard">
      <style:text-properties officeooo:rsid="0032882c" officeooo:paragraph-rsid="0032882c"/>
    </style:style>
    <style:style style:name="T1" style:family="text">
      <style:text-properties officeooo:rsid="00150d12"/>
    </style:style>
    <style:style style:name="T2" style:family="text">
      <style:text-properties officeooo:rsid="001ec9a9"/>
    </style:style>
    <style:style style:name="T3" style:family="text">
      <style:text-properties officeooo:rsid="002338ac"/>
    </style:style>
    <style:style style:name="T4" style:family="text">
      <style:text-properties officeooo:rsid="0023795e"/>
    </style:style>
    <style:style style:name="T5" style:family="text">
      <style:text-properties officeooo:rsid="00257562"/>
    </style:style>
    <style:style style:name="T6" style:family="text">
      <style:text-properties officeooo:rsid="0027c00b"/>
    </style:style>
    <style:style style:name="T7" style:family="text">
      <style:text-properties officeooo:rsid="00290147"/>
    </style:style>
    <style:style style:name="T8" style:family="text">
      <style:text-properties officeooo:rsid="002c3bd8"/>
    </style:style>
    <style:style style:name="T9" style:family="text">
      <style:text-properties officeooo:rsid="002d8d64"/>
    </style:style>
    <style:style style:name="T10" style:family="text">
      <style:text-properties officeooo:rsid="002f82cb"/>
    </style:style>
    <style:style style:name="T11" style:family="text">
      <style:text-properties officeooo:rsid="00319c37"/>
    </style:style>
    <style:style style:name="T12" style:family="text">
      <style:text-properties officeooo:rsid="00335f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AÇÃO DE COMPONENTES – <text:span text:style-name="T1">PARTE </text:span><text:span text:style-name="T2">2 </text:span></text:p>
      <text:p text:style-name="P1"/>
      <text:p text:style-name="P3">COMPLEXIDADE DE SISTEMAS </text:p>
      <text:p text:style-name="P3">-<text:span text:style-name="T3">o arquiteto de sistemas deve abstrair a complexidade do projeto em elementos encapsulados. </text:span></text:p>
      <text:p text:style-name="P3">-<text:span text:style-name="T4">o sistema deve resolver a necessidade do cliente. </text:span></text:p>
      <text:p text:style-name="P3">-<text:span text:style-name="T4">o cliente não deve conseguir perceber a complexidade do sistema feito por trás. </text:span></text:p>
      <text:p text:style-name="P3">-<text:span text:style-name="T5">por mais complexo que seja a lógica aplicada no sistema, aos olhos do usuário deve ser simples, <text:tab/>funcional e intuitiva. </text:span></text:p>
      <text:p text:style-name="P3"/>
      <text:p text:style-name="P4">COMPONENTES DE UMA ARQUITETURA DE SISTEMAS </text:p>
      <text:p text:style-name="P4">-<text:span text:style-name="T6">banco de dados, </text:span></text:p>
      <text:p text:style-name="P4">-<text:span text:style-name="T6">servidores, </text:span></text:p>
      <text:p text:style-name="P4">-<text:span text:style-name="T6">clientes, </text:span></text:p>
      <text:p text:style-name="P4">-<text:span text:style-name="T6">filtros, </text:span></text:p>
      <text:p text:style-name="P4">-<text:span text:style-name="T7">componentes </text:span></text:p>
      <text:p text:style-name="P4"/>
      <text:p text:style-name="P5">PAPEL DO ARQUITETO DE SISTEMAS <text:span text:style-name="T8">NA INTERAÇÃO DE COMPONENTES</text:span></text:p>
      <text:p text:style-name="P5">-<text:span text:style-name="T9">deve conhecer o negócio e os requisitos do sistema </text:span></text:p>
      <text:p text:style-name="P5">-<text:span text:style-name="T9">quais são os componentes já disponíveis no sistema e no ambiente </text:span></text:p>
      <text:p text:style-name="P5">-<text:span text:style-name="T10">quais são as tecnologias e metologias, disponíveis e as utilizadas </text:span></text:p>
      <text:p text:style-name="P5"/>
      <text:p text:style-name="P5"/>
      <text:p text:style-name="P6">PADRÃO DE ARQUITETURA MVC</text:p>
      <text:p text:style-name="P6">-model: representa a unidade banco de dados</text:p>
      <text:p text:style-name="P6">-view: representa a parte de visualização do sistema (tela)</text:p>
      <text:p text:style-name="P6">-controller: responsável pelo gerenciamento de dados entre as requisições da view e a model que <text:tab/>representa o banco de dados.</text:p>
      <text:p text:style-name="P6"/>
      <text:p text:style-name="P6">-<text:span text:style-name="T11">componentes sempre serão divididos em camadas </text:span></text:p>
      <text:p text:style-name="P6"/>
      <text:p text:style-name="P7">DIVISÃO ESTRUTURAL DE COMPONENTES </text:p>
      <text:p text:style-name="P7">-camada de componentes de negócios: são componentes já em uso no projeto e disponíveis. </text:p>
      <text:p text:style-name="P7">-camada de componentes utilitários: componentes já disponíveis no mercado para sanar <text:tab/>determinada necessidade.</text:p>
      <text:p text:style-name="P7">-<text:span text:style-name="T12">camada de componentes de infra-estrutura: camada de hardware, redes etc… </text:span></text:p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7:30:06.115000000</meta:creation-date>
    <dc:date>2024-05-23T13:09:13.816000000</dc:date>
    <meta:editing-duration>PT1H2M53S</meta:editing-duration>
    <meta:editing-cycles>17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25" meta:word-count="201" meta:character-count="1361" meta:non-whitespace-character-count="1162"/>
  </office:meta>
</office:document-meta>
</file>